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ヒラギノ角ゴ Pro W3" svg:font-family="'ヒラギノ角ゴ Pro W3'" style:font-family-generic="swiss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orphans="0" fo:widows="0" style:text-autospace="none"/>
    </style:style>
    <style:style style:name="P4" style:family="paragraph" style:parent-style-name="Normal">
      <style:paragraph-properties fo:text-align="end" style:justify-single-word="false"/>
      <style:text-properties fo:color="#000000" loext:opacity="100%" style:font-name="Times New Roman" fo:font-size="12pt" fo:font-weight="bold" style:font-name-asian="Times New Roman" style:font-size-asian="12pt" style:font-weight-asian="bold" style:font-weight-complex="bold"/>
    </style:style>
    <style:style style:name="P5" style:family="paragraph" style:parent-style-name="Normal">
      <style:paragraph-properties fo:orphans="0" fo:widows="0" style:text-autospace="none"/>
      <style:text-properties fo:color="#000000" loext:opacity="100%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P6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  <style:text-properties fo:color="#000000" loext:opacity="100%" style:font-name="Times New Roman" fo:font-size="11pt" style:font-size-asian="11pt" style:font-name-complex="Arial"/>
    </style:style>
    <style:style style:name="P7" style:family="paragraph" style:parent-style-name="Normal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8" style:family="paragraph" style:parent-style-name="List_20_Paragraph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9" style:family="paragraph" style:parent-style-name="Normal">
      <style:paragraph-properties fo:orphans="0" fo:widows="0" style:text-autospace="none"/>
      <style:text-properties fo:color="#000000" loext:opacity="100%"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 style:font-weight-complex="bold"/>
    </style:style>
    <style:style style:name="P10" style:family="paragraph" style:parent-style-name="Normal">
      <style:text-properties fo:color="#000000" loext:opacity="100%" style:font-name="Times New Roman" fo:font-size="11pt" style:font-name-asian="Times New Roman" style:font-size-asian="11pt" style:font-size-complex="11pt"/>
    </style:style>
    <style:style style:name="P11" style:family="paragraph" style:parent-style-name="Normal">
      <style:paragraph-properties fo:orphans="0" fo:widows="0" style:text-autospace="none"/>
      <style:text-properties fo:color="#000000" loext:opacity="100%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  <style:text-properties style:font-name="Times New Roman"/>
    </style:style>
    <style:style style:name="P13" style:family="paragraph" style:parent-style-name="Normal" style:master-page-name="MP0">
      <style:paragraph-properties fo:text-align="end" style:justify-single-word="false" fo:orphans="0" fo:widows="0" style:page-number="auto" fo:break-before="page" style:text-autospace="none">
        <style:tab-stops>
          <style:tab-stop style:position="7.5in" style:type="right"/>
        </style:tab-stops>
      </style:paragraph-properties>
      <style:text-properties fo:color="#000000" loext:opacity="100%" style:font-name="Times New Roman" fo:font-size="16pt" fo:font-weight="bold" style:font-size-asian="16pt" style:font-weight-asian="bold" style:font-name-complex="Arial" style:font-size-complex="16pt" style:font-weight-complex="bold"/>
    </style:style>
    <style:style style:name="P14" style:family="paragraph" style:parent-style-name="List_20_Paragraph" style:list-style-name="L1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5" style:family="paragraph" style:parent-style-name="List_20_Paragraph" style:list-style-name="L2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6" style:family="paragraph" style:parent-style-name="List_20_Paragraph" style:list-style-name="L3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7" style:family="paragraph" style:parent-style-name="List_20_Paragraph" style:list-style-name="L3">
      <style:paragraph-properties fo:orphans="0" fo:widows="0" style:text-autospace="none"/>
    </style:style>
    <style:style style:name="T1" style:family="text">
      <style:text-properties fo:color="#000000" loext:opacity="100%" style:font-name="Times New Roman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000000" loext:opacity="100%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loext:opacity="100%" style:font-name="Times New Roman" fo:font-size="11pt" fo:font-weight="bold" officeooo:rsid="00129cf6" style:font-size-asian="11pt" style:font-weight-asian="bold" style:font-name-complex="Arial" style:font-size-complex="11pt"/>
    </style:style>
    <style:style style:name="T4" style:family="text">
      <style:text-properties fo:color="#000000" loext:opacity="100%" style:font-name="Times New Roman" fo:font-size="11pt" fo:font-weight="bold" officeooo:rsid="0014fa9d" style:font-size-asian="11pt" style:font-weight-asian="bold" style:font-name-complex="Arial" style:font-size-complex="11pt"/>
    </style:style>
    <style:style style:name="T5" style:family="text">
      <style:text-properties fo:color="#000000" loext:opacity="100%" style:font-name="Times New Roman" fo:font-size="11pt" style:font-size-asian="11pt" style:font-name-complex="Arial" style:font-size-complex="11pt"/>
    </style:style>
    <style:style style:name="T6" style:family="text">
      <style:text-properties fo:color="#000000" loext:opacity="100%" style:font-name="Times New Roman" fo:font-size="11pt" officeooo:rsid="0013f6f4" style:font-size-asian="11pt" style:font-name-complex="Arial" style:font-size-complex="11pt"/>
    </style:style>
    <style:style style:name="T7" style:family="text">
      <style:text-properties fo:color="#000000" loext:opacity="100%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ヒラギノ角ゴ Pro W3" style:font-size-asian="12pt" style:font-weight-asian="bold" style:font-name-complex="Arial" style:font-size-complex="12pt" style:font-weight-complex="bold"/>
    </style:style>
    <style:style style:name="T8" style:family="text">
      <style:text-properties style:font-name="Times New Roman" fo:font-size="11pt" style:font-size-asian="11pt" style:font-name-complex="Arial"/>
    </style:style>
    <style:style style:name="T9" style:family="text">
      <style:text-properties officeooo:rsid="001e02f4"/>
    </style:style>
    <style:style style:name="T10" style:family="text">
      <style:text-properties fo:font-size="12pt" style:font-name-asian="ヒラギノ角ゴ Pro W3" style:font-size-asian="12pt" style:font-size-complex="12pt"/>
    </style:style>
    <style:style style:name="T11" style:family="text">
      <style:text-properties officeooo:rsid="00251db4"/>
    </style:style>
    <text:list-style style:name="L1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Wilfrantz Dede</text:p>
      <text:p text:style-name="P4">DevOps Engineer</text:p>
      <text:p text:style-name="P6">+1 (347) 985 6094</text:p>
      <text:p text:style-name="P1"><text:a xlink:type="simple" xlink:href="mailto:wilfrantz@dede.dev" office:target-frame-name="_top" xlink:show="replace" text:style-name="Internet_20_link" text:visited-style-name="Visited_20_Internet_20_Link"><text:span text:style-name="Hyperlink"><text:span text:style-name="T8">wilfrantz@dede.dev</text:span></text:span></text:a></text:p>
      <text:p text:style-name="P12"/>
      <text:p text:style-name="P7"/>
      <text:p text:style-name="P5">Professional Experience</text:p>
      <text:p text:style-name="P10"><text:s/></text:p>
      <text:p text:style-name="P2"><text:span text:style-name="Default_20_Paragraph_20_Font"><text:span text:style-name="T2">Junior Software Engineer – MousePaw Media <text:tab/><text:tab/><text:tab/><text:tab/>May 2020 – June 2021</text:span></text:span></text:p>
      <text:list xml:id="list1293438705" text:style-name="L1">
        <text:list-item>
          <text:p text:style-name="P14">Improved testing/benchmarking library by refactoring and debugging in C++.</text:p>
        </text:list-item>
        <text:list-item>
          <text:p text:style-name="P14">Supported task automation with practical Bash and Python scripts.</text:p>
        </text:list-item>
        <text:list-item>
          <text:p text:style-name="P14">Assisted Linux server maintenance, virtualization, and configuration with technologies like KVM.</text:p>
        </text:list-item>
        <text:list-item>
          <text:p text:style-name="P14">Aided DevOps operation by administering repository server and managing repositories.</text:p>
        </text:list-item>
        <text:list-item>
          <text:p text:style-name="P14">Contributed to the scope of knowledge with documentation and development planning.</text:p>
        </text:list-item>
      </text:list>
      <text:p text:style-name="P7"/>
      <text:p text:style-name="P2"><text:span text:style-name="Default_20_Paragraph_20_Font"><text:span text:style-name="T2">Desktop Support Technician - United Nations</text:span></text:span><text:span text:style-name="Default_20_Paragraph_20_Font"><text:span text:style-name="T5"><text:tab/><text:tab/><text:tab/><text:tab/><text:tab/></text:span></text:span><text:span text:style-name="Default_20_Paragraph_20_Font"><text:span text:style-name="T2">Oct 2014 – August 2020</text:span></text:span></text:p>
      <text:list xml:id="list2012014855" text:style-name="L2">
        <text:list-item>
          <text:p text:style-name="P15">Oversaw IT systems performance with technical evaluation, troubleshooting, and reparations.</text:p>
        </text:list-item>
        <text:list-item>
          <text:p text:style-name="P15">Maintained IT help desk efficiency by filtering and assigning issues in the ticketing system.</text:p>
        </text:list-item>
        <text:list-item>
          <text:p text:style-name="P15">Improved performance by easing migration to Azure virtual server and storage technologies. </text:p>
        </text:list-item>
        <text:list-item>
          <text:p text:style-name="P15">Maintained service accessibility and secured data with prompt image backups, and restorations.</text:p>
        </text:list-item>
        <text:list-item>
          <text:p text:style-name="P15">Supported rapid deployment of MacOS, Linux, and Windows computers with operating system imaging technology.</text:p>
        </text:list-item>
      </text:list>
      <text:p text:style-name="P8"/>
      <text:p text:style-name="P3"><text:span text:style-name="Default_20_Paragraph_20_Font"><text:span text:style-name="T2">Broadcast technician - United Nations<text:tab/><text:tab/></text:span></text:span><text:span text:style-name="Default_20_Paragraph_20_Font"><text:span text:style-name="T5"><text:tab/><text:tab/><text:tab/><text:tab/></text:span></text:span><text:span text:style-name="Default_20_Paragraph_20_Font"><text:span text:style-name="T2">Dec 2012 – Oct 2014</text:span></text:span></text:p>
      <text:list xml:id="list133743158179635" text:continue-numbering="true" text:style-name="L2">
        <text:list-item>
          <text:p text:style-name="P15">Enforced broadcast scheduling with automation software. </text:p>
        </text:list-item>
        <text:list-item>
          <text:p text:style-name="P15">Ensured broadcast transmissions from remote locations with well-aligned antennas with dishes.</text:p>
        </text:list-item>
        <text:list-item>
          <text:p text:style-name="P15">Wrote C programs on microcontrollers and RTOS to overcome limited access to spare parts</text:p>
        </text:list-item>
        <text:list-item>
          <text:p text:style-name="P15">Maintained flawless broadcasts by regularly regulating audio equipment sound quality.</text:p>
        </text:list-item>
        <text:list-item>
          <text:p text:style-name="P15"><text:span text:style-name="T9">Preserved</text:span> the performance of the station by maintaining, repairing, and integrating new systems.</text:p>
        </text:list-item>
      </text:list>
      <text:p text:style-name="P8"/>
      <text:p text:style-name="P3"><text:span text:style-name="Default_20_Paragraph_20_Font"><text:span text:style-name="T7">Education</text:span></text:span></text:p>
      <text:p text:style-name="P3"><text:span text:style-name="Default_20_Paragraph_20_Font"><text:span text:style-name="T1">B</text:span></text:span><text:span text:style-name="Default_20_Paragraph_20_Font"><text:span text:style-name="T4">S</text:span></text:span><text:span text:style-name="Default_20_Paragraph_20_Font"><text:span text:style-name="T3">c</text:span></text:span><text:span text:style-name="Default_20_Paragraph_20_Font"><text:span text:style-name="T1">. in Information Technology</text:span></text:span><text:span text:style-name="Default_20_Paragraph_20_Font"><text:span text:style-name="T5"><text:tab/><text:tab/><text:tab/></text:span></text:span><text:span text:style-name="Default_20_Paragraph_20_Font"><text:span text:style-name="T2">Anticipated Summer 2023</text:span></text:span></text:p>
      <text:p text:style-name="P7">University of Massachusetts, Lowell, MA.</text:p>
      <text:p text:style-name="P7"/>
      <text:p text:style-name="P11">Certificate UNIX/Linux Operating Systems<text:tab/><text:tab/>February 2022</text:p>
      <text:p text:style-name="P7">University of Massachusetts, Lowell, MA.</text:p>
      <text:p text:style-name="P7"/>
      <text:p text:style-name="P9"><text:span text:style-name="Default_20_Paragraph_20_Font"><text:span text:style-name="T10">Project</text:span></text:span></text:p>
      <text:p text:style-name="P7">I currently maintain a C++ application that scans over 300,000 expired domain names daily, with the Estibot’s API. <text:span text:style-name="T11">I</text:span>t parses CSV and JSON data to sort domain names by keyword length, domain extension, and after market value to place backorders on 3 different registrars.</text:p>
      <text:p text:style-name="P7"/>
      <text:p text:style-name="P9"><text:span text:style-name="Default_20_Paragraph_20_Font"><text:span text:style-name="T10">Technical Skills</text:span></text:span></text:p>
      <text:list xml:id="list2474630695" text:style-name="L3">
        <text:list-item>
          <text:p text:style-name="P16">Strong computer networking experience configuring DNS, DHCP, firewall, IP, host name etc...</text:p>
        </text:list-item>
        <text:list-item>
          <text:p text:style-name="P16">Knowledge of computer hardware life cycle: installation, maintenance, and decommission.</text:p>
        </text:list-item>
        <text:list-item>
          <text:p text:style-name="P16">Distinct familiarity with IT infrastructure, servers, cabling, power, and cooling systems.</text:p>
        </text:list-item>
        <text:list-item>
          <text:p text:style-name="P16">Experience building Bash and Python scripts for systems automation and data manipulation.</text:p>
        </text:list-item>
        <text:list-item>
          <text:p text:style-name="P16">Experience in designing libraries and implement features with memory-safe code in C and C++.</text:p>
        </text:list-item>
        <text:list-item>
          <text:p text:style-name="P16">Proficient Systems administrator, LAMP, SSH, LDAP, TCPdump, log files, IP, and port filtering.</text:p>
        </text:list-item>
        <text:list-item>
          <text:p text:style-name="P17"><text:span text:style-name="Default_20_Paragraph_20_Font"><text:span text:style-name="T5">Deep domain knowledge of cloud infrastructure solutions while focusing on Linux P</text:span></text:span><text:span text:style-name="Default_20_Paragraph_20_Font"><text:span text:style-name="T6">aa</text:span></text:span><text:span text:style-name="Default_20_Paragraph_20_Font"><text:span text:style-name="T5">S, I</text:span></text:span><text:span text:style-name="Default_20_Paragraph_20_Font"><text:span text:style-name="T6">aa</text:span></text:span><text:span text:style-name="Default_20_Paragraph_20_Font"><text:span text:style-name="T5">S, storage, and networking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ヒラギノ角ゴ Pro W3" svg:font-family="'ヒラギノ角ゴ Pro W3'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100%" fo:hyphenation-ladder-count="no-limit"/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/>
      <style:text-properties style:use-window-font-color="true" loext:opacity="0%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fo:color="#000000" loext:opacity="100%" style:font-name="Tahoma" fo:font-family="Tahoma" style:font-family-generic="swiss" style:font-pitch="variable" fo:font-size="8pt" style:font-name-asian="ヒラギノ角ゴ Pro W3" style:font-family-asian="'ヒラギノ角ゴ Pro W3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nt-weight-700" style:family="text" style:parent-style-name="Default_20_Paragraph_20_Font"/>
    <style:style style:name="Header_20_Char" style:display-name="Header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Wingdings" fo:font-family="Wingdings" style:font-family-generic="decorative" style:font-pitch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Wingdings" fo:font-family="Wingdings" style:font-family-generic="decorative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Wingdings" fo:font-family="Wingdings" style:font-family-generic="decorative" style:font-pitch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Wingdings" fo:font-family="Wingdings" style:font-family-generic="decorative" style:font-pitch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Wingdings" fo:font-family="Wingdings" style:font-family-generic="decorative" style:font-pitch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Wingdings" fo:font-family="Wingdings" style:font-family-generic="decorative" style:font-pitch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use-window-font-color="true" loext:opacity="0%" style:font-name="Wingdings" fo:font-family="Wingdings" style:font-family-generic="decorative" style:font-pitch="variable" fo:font-size="11pt" style:font-size-asian="11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use-window-font-color="true" loext:opacity="0%" style:font-name="Wingdings" fo:font-family="Wingdings" style:font-family-generic="decorative" style:font-pitch="variable" fo:font-size="11pt" style:font-size-asian="11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style:style style:name="WW_5f_CharLFO19LVL1" style:display-name="WW_CharLFO19LVL1" style:family="text">
      <style:text-properties style:font-name="Wingdings" fo:font-family="Wingdings" style:font-family-generic="decorative" style:font-pitch="variable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decorative" style:font-pitch="variable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decorative" style:font-pitch="variable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/>
    </style:style>
    <style:style style:name="WW_5f_CharLFO25LVL1" style:display-name="WW_CharLFO25LVL1" style:family="text">
      <style:text-properties style:font-name="Symbol" fo:font-family="Symbol" style:font-family-generic="decorative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/>
    </style:style>
    <style:style style:name="WW_5f_CharLFO25LVL7" style:display-name="WW_CharLFO25LVL7" style:family="text">
      <style:text-properties style:font-name="Symbol" fo:font-family="Symbol" style:font-family-generic="decorative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decorative" style:font-pitch="variable"/>
    </style:style>
    <style:style style:name="WW_5f_CharLFO26LVL1" style:display-name="WW_CharLFO26LVL1" style:family="text">
      <style:text-properties style:font-name="Symbol" fo:font-family="Symbol" style:font-family-generic="decorative" style:font-pitch="variable" style:font-charset="x-symbol"/>
    </style:style>
    <style:style style:name="WW_5f_CharLFO26LVL2" style:display-name="WW_CharLFO26LVL2" style:family="text">
      <style:text-properties style:font-name="Cambria" fo:font-family="Cambria" style:font-family-generic="roman" style:font-pitch="variable" style:font-name-asian="ヒラギノ角ゴ Pro W3" style:font-family-asian="'ヒラギノ角ゴ Pro W3'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/>
    </style:style>
    <style:style style:name="WW_5f_CharLFO26LVL7" style:display-name="WW_CharLFO26LVL7" style:family="text">
      <style:text-properties style:font-name="Symbol" fo:font-family="Symbol" style:font-family-generic="decorative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decorative" style:font-pitch="variable"/>
    </style:style>
    <style:style style:name="WW_5f_CharLFO27LVL1" style:display-name="WW_CharLFO27LVL1" style:family="text">
      <style:text-properties style:font-name="Symbol" fo:font-family="Symbol" style:font-family-generic="decorative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/>
    </style:style>
    <style:style style:name="WW_5f_CharLFO27LVL7" style:display-name="WW_CharLFO27LVL7" style:family="text">
      <style:text-properties style:font-name="Symbol" fo:font-family="Symbol" style:font-family-generic="decorative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decorative" style:font-pitch="variable"/>
    </style:style>
    <style:style style:name="WW_5f_CharLFO28LVL1" style:display-name="WW_CharLFO28LVL1" style:family="text">
      <style:text-properties style:font-name="Symbol" fo:font-family="Symbol" style:font-family-generic="decorative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/>
    </style:style>
    <style:style style:name="WW_5f_CharLFO28LVL7" style:display-name="WW_CharLFO28LVL7" style:family="text">
      <style:text-properties style:font-name="Symbol" fo:font-family="Symbol" style:font-family-generic="decorative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decorative" style:font-pitch="variable"/>
    </style:style>
    <style:style style:name="WW_5f_CharLFO29LVL1" style:display-name="WW_CharLFO29LVL1" style:family="text">
      <style:text-properties style:font-name="Symbol" fo:font-family="Symbol" style:font-family-generic="decorative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/>
    </style:style>
    <style:style style:name="WW_5f_CharLFO29LVL7" style:display-name="WW_CharLFO29LVL7" style:family="text">
      <style:text-properties style:font-name="Symbol" fo:font-family="Symbol" style:font-family-generic="decorative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decorative" style:font-pitch="variable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decorative" style:font-pitch="variable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decorative" style:font-pitch="variable"/>
    </style:style>
    <style:style style:name="WW_5f_CharLFO32LVL1" style:display-name="WW_CharLFO3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4" style:display-name="WW_CharLFO32LVL4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5" style:display-name="WW_CharLFO32LVL5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7" style:display-name="WW_CharLFO32LVL7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8" style:display-name="WW_CharLFO32LVL8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9" style:display-name="WW_CharLFO32LVL9" style:family="text">
      <style:text-properties style:font-name="Wingdings" fo:font-family="Wingdings" style:font-family-generic="decorative" style:font-pitch="variable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>March, Priscilla</meta:initial-creator>
    <meta:creation-date>2022-05-09T17:00:00Z</meta:creation-date>
    <dc:date>2022-05-09T13:37:42.771100913</dc:date>
    <meta:print-date>2022-05-09T13:22:22.003942789</meta:print-date>
    <meta:editing-cycles>15</meta:editing-cycles>
    <meta:editing-duration>PT29M39S</meta:editing-duration>
    <meta:document-statistic meta:table-count="0" meta:image-count="0" meta:object-count="0" meta:page-count="1" meta:paragraph-count="39" meta:word-count="386" meta:character-count="2754" meta:non-whitespace-character-count="2405"/>
    <meta:template xlink:type="simple" xlink:actuate="onRequest" xlink:title="" xlink:href="Normal.dotm"/>
  </office:meta>
</office:document-meta>
</file>